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 - Verificar que tienen instalado el Mylyn en Eclipse (Window-&gt;Preferences y en la lista izquierda deberia aparecer una opcion q es Mylyn), sino buscar como instalarlo es muy facil. Pero creo q ya viene por defecto.</text:p>
      <text:p text:style-name="Standard"/>
      <text:p text:style-name="Standard">2 – Help-&gt;Install New Software</text:p>
      <text:p text:style-name="Standard">Copiar: <text:a xlink:type="simple" xlink:href="http://code.google.com/p/googlecode-mylyn-connector/">http://code.google.com/p/googlecode-mylyn-connector/</text:a> en el campo ¨Work with:¨, luego presionar Add... Abajo va a aparecer una lista de nuevo soft, seleccionar todos, presionar Next, aceptar los terminos e Instalar.</text:p>
      <text:p text:style-name="Standard"/>
      <text:p text:style-name="Standard">3 – Window-&gt;Show view-&gt;Other, ahi buscan Mylyn y seleccionan Task Repositories</text:p>
      <text:p text:style-name="Standard"><text:s/></text:p>
      <text:p text:style-name="Standard">4 – En la pantalla de Task Repositories click derecho: Add Task repository</text:p>
      <text:p text:style-name="Standard"/>
      <text:p text:style-name="Standard">5 – Seleccionan Google Code y le dan a siguiente</text:p>
      <text:p text:style-name="Standard"/>
      <text:p text:style-name="Standard">6 – Llenar:</text:p>
      <text:p text:style-name="Standard"/>
      <text:p text:style-name="Standard"><text:tab/>Project URL: <text:a xlink:type="simple" xlink:href="http://code.google.com/p/tp1-orga-datos">http://code.google.com/p/tp1-orga-datos</text:a></text:p>
      <text:p text:style-name="Standard"><text:tab/>Label: TareasOrgaDatos</text:p>
      <text:p text:style-name="Standard"><text:tab/>Destildar Anonymous</text:p>
      <text:p text:style-name="Standard"><text:tab/>User ID: mail de gmail registrado en el proyecto</text:p>
      <text:p text:style-name="Standard"><text:tab/>Password: Es la contraseña de gmail, no la q genera google code</text:p>
      <text:p text:style-name="Standard"><text:tab/>Tildar en Save Password</text:p>
      <text:p text:style-name="Standard"><text:tab/>Clickear en Finish</text:p>
      <text:p text:style-name="Standard"/>
      <text:p text:style-name="Standard">5 – En el repositorio que acabamos de crear, le damos click derecho y clickeamos en New Query..</text:p>
      <text:p text:style-name="Standard"/>
      <text:p text:style-name="Standard"><text:tab/>En la pantalla clickeamos en Use a predefined Query, aca pueden crear varias, pero por el momento solo seleccionamos All issues, luego click en Finish</text:p>
      <text:p text:style-name="Standard"/>
      <text:p text:style-name="Standard">6 - Window-&gt;Show view-&gt;Other, ahi buscan Mylyn y seleccionan Task List</text:p>
      <text:p text:style-name="Standard"/>
      <text:p text:style-name="Standard"><text:tab/>Sobre el query All Issues seleccionamos Sincronize y de ahi se bajan los tickes(taskt, tareas o issues, buscar estos terminos para entender) de google code. Tambien pueden crearlos desde ahi.</text:p>
      <text:p text:style-name="Standard"/>
      <text:p text:style-name="Standard">De esta manera tenemos las tareas que hay disponibles, quien las tomo, si hay algun bug q solucionar, y si configuraron Subversion, el svn todo integrado en Eclipse sin necesidad de movernos de IDE para todo lo q es el tp.</text:p>
      <text:p text:style-name="Standard"/>
      <text:p text:style-name="Standard">Saludos.</text:p>
      <text:p text:style-name="Standard"/>
      <text:p text:style-name="Standard">Facundo Rossi</text:p>
      <text:p text:style-name="Standard"/>
      <text:p text:style-name="Standard"><text:s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acundo </meta:initial-creator>
    <meta:creation-date>2011-09-20T00:57:43</meta:creation-date>
    <meta:generator>LibreOffice/3.3$Unix LibreOffice_project/330m19$Build-301</meta:generator>
    <dc:date>2011-09-20T01:22:43</dc:date>
    <dc:creator>Facundo </dc:creator>
    <meta:editing-duration>PT25M1S</meta:editing-duration>
    <meta:editing-cycles>3</meta:editing-cycles>
    <meta:document-statistic meta:table-count="0" meta:image-count="0" meta:object-count="0" meta:page-count="1" meta:paragraph-count="23" meta:word-count="270" meta:character-count="1685"/>
  </office:meta>
</office:document-meta>
</file>